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lectionOfModulesToSor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OfModulesToSort.addToModulesByModuleId( ModuleDescriptor md , ModuleInSort mdInSo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llectionOfModulesToSor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OfModulesToSort.CollectionOfModulesToSort( Collection modulesToSort , VersionMatcher matcher , NonMatchingVersionReporter nonMatchingVersionRepor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llectionOfModulesToSort.getModuleDescriptorDependency( DependencyDescriptor descrip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